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ace7" officeooo:paragraph-rsid="000aace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aace7" officeooo:paragraph-rsid="000aace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aace7" officeooo:paragraph-rsid="000aace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ace7" officeooo:paragraph-rsid="000aace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officeooo:rsid="000c7db0" officeooo:paragraph-rsid="000c7db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c7db0" officeooo:paragraph-rsid="0012555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4c9e" officeooo:paragraph-rsid="00104c9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23910" officeooo:paragraph-rsid="0012391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23910" officeooo:paragraph-rsid="00125553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0c7db0" officeooo:paragraph-rsid="000c7db0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123910" officeooo:paragraph-rsid="00123910" style:font-size-asian="12.25pt" style:font-size-complex="14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0e6a1e" officeooo:paragraph-rsid="000e6a1e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officeooo:rsid="00104c9e" officeooo:paragraph-rsid="00104c9e" style:font-size-asian="10.5pt" style:font-size-complex="12pt"/>
    </style:style>
    <style:style style:name="T1" style:family="text">
      <style:text-properties officeooo:rsid="000e6a1e"/>
    </style:style>
    <style:style style:name="T2" style:family="text">
      <style:text-properties officeooo:rsid="00104c9e"/>
    </style:style>
    <style:style style:name="T3" style:family="text">
      <style:text-properties officeooo:rsid="00123910"/>
    </style:style>
    <style:style style:name="T4" style:family="text">
      <style:text-properties officeooo:rsid="00125553"/>
    </style:style>
    <style:style style:name="T5" style:family="text">
      <style:text-properties fo:color="#6666ff" fo:font-style="italic" officeooo:rsid="00125553" style:font-style-asian="italic" style:font-style-complex="italic"/>
    </style:style>
    <style:style style:name="T6" style:family="text">
      <style:text-properties officeooo:rsid="0012c4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</text:p>
      <text:p text:style-name="P2">Komunikacja człowiek-komputer</text:p>
      <text:p text:style-name="P1">Sygnały – rozpoznawanie płci na podstawie mowy</text:p>
      <text:p text:style-name="P1"/>
      <text:p text:style-name="P3">Maciej Olszowy 117256</text:p>
      <text:p text:style-name="P3"/>
      <text:p text:style-name="P3"/>
      <text:p text:style-name="P4"/>
      <text:p text:style-name="P4"/>
      <text:list xml:id="list1189920933253833104" text:style-name="L1">
        <text:list-item>
          <text:p text:style-name="P10">Zasada działania</text:p>
        </text:list-item>
      </text:list>
      <text:p text:style-name="P5"/>
      <text:p text:style-name="P6"><text:tab/>Program klasyfikuje sygnał na podstawie obliczonej częstotliwości fundamentalnej. Zakresy częstotliwości dla kobiet i mężczyzn wynoszą <text:span text:style-name="T6">(wg Wikipedii) </text:span>odpowiednio 165-255 Hz <text:span text:style-name="T4">i </text:span>85-180 Hz. <text:span text:style-name="T1">W programie ustawiłem próg na 165 Hz. Obliczenie częstotliwości głosu składa się z następujących kroków:</text:span></text:p>
      <text:list xml:id="list6223804466098922484" text:style-name="L2">
        <text:list-item>
          <text:p text:style-name="P12">Sygnał wejściowy dziel<text:span text:style-name="T2">im</text:span>y na małe fragmenty.</text:p>
        </text:list-item>
        <text:list-item>
          <text:p text:style-name="P12">Dla każdego fragmentu obliczamy częstotliwość fundamentalną wykorzystując autokorelację.</text:p>
        </text:list-item>
        <text:list-item>
          <text:p text:style-name="P13">Odrzucamy wyniki, które nie mieszczą się w przedziale <text:span text:style-name="T6">5</text:span>0-300 Hz.</text:p>
        </text:list-item>
        <text:list-item>
          <text:p text:style-name="P13">Z pozostałych częstotliwości liczymy średnią ważoną, uwzględniając współczynnik korelacji.</text:p>
        </text:list-item>
      </text:list>
      <text:p text:style-name="P7">Gdy nie uda się uzyskać wyniku, program daje odpowiedz 'K'.</text:p>
      <text:p text:style-name="P7"><text:s/></text:p>
      <text:list xml:id="list223120208162526" text:continue-list="list1189920933253833104" text:style-name="L1">
        <text:list-item>
          <text:p text:style-name="P10">Wyniki</text:p>
        </text:list-item>
      </text:list>
      <text:p text:style-name="P5"/>
      <text:p text:style-name="P5"><text:tab/><text:span text:style-name="T2">Na zbiorze treningowym program poprawnie określa 85 z 91 przykładowych głosów, z czego dwa to strzały w 'K' na podstawie braku wyniku. </text:span></text:p>
      <text:p text:style-name="P5"/>
      <text:list xml:id="list223120211167818" text:continue-numbering="true" text:style-name="L1">
        <text:list-item>
          <text:p text:style-name="P10">Obserwacje</text:p>
        </text:list-item>
      </text:list>
      <text:p text:style-name="P5"><text:tab/></text:p>
      <text:p text:style-name="P5"><text:tab/><text:span text:style-name="T3">Duży wpływ na skuteczność algorytmu mają próg, akceptowany zakres częstotliwości i długość „małych fragmentów” (w programie biorę po 5000 elementów z listy, bez względu na parametry pliku wave typu częstotliwość próbkowania). </text:span></text:p>
      <text:p text:style-name="P5"><text:tab/><text:span text:style-name="T3">Program częściej określa głos męski jako żeński niż na odwrót, czyli próg zapewne powinien być wyższy. Do rozstrzygnięcia płci dla sygnału o częstotliwości fundamentalnej z zakresu 150-180 Hz przydałoby się wykorzystać jakiś dodatkowy parametr.</text:span></text:p>
      <text:p text:style-name="P5"/>
      <text:list xml:id="list223120213178010" text:continue-numbering="true" text:style-name="L1">
        <text:list-item>
          <text:p text:style-name="P11">Uwagi</text:p>
        </text:list-item>
      </text:list>
      <text:p text:style-name="P8"/>
      <text:p text:style-name="P9"><text:tab/>Implementacj<text:span text:style-name="T4">a</text:span> wyznaczania częstotliwości <text:span text:style-name="T4">metodą autokorelacji została zaczerpnięta ze strony </text:span><text:span text:style-name="T5">https://gist.github.com/endolith/255291</text:span><text:span text:style-name="T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21:07:08.140904095</meta:creation-date>
    <dc:date>2016-01-07T22:31:19.756000000</dc:date>
    <meta:editing-duration>PT15M36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0" meta:word-count="203" meta:character-count="1542" meta:non-whitespace-character-count="1354"/>
  </office:meta>
</office:document-meta>
</file>